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5825119232401</text:p>
          </table:table-cell>
          <table:table-cell office:value-type="string" calcext:value-type="string">
            <text:p>2023-03-27 22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368" calcext:value-type="float">
            <text:p>63.7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25119232401</text:p>
          </table:table-cell>
          <table:table-cell office:value-type="string" calcext:value-type="string">
            <text:p>2022-12-05 23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0168" calcext:value-type="float">
            <text:p>64.59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25119232401</text:p>
          </table:table-cell>
          <table:table-cell office:value-type="string" calcext:value-type="string">
            <text:p>2022-03-30 22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2104" calcext:value-type="float">
            <text:p>61.79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25119232401</text:p>
          </table:table-cell>
          <table:table-cell office:value-type="string" calcext:value-type="string">
            <text:p>2021-11-29 22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6504" calcext:value-type="float">
            <text:p>62.70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25119232401</text:p>
          </table:table-cell>
          <table:table-cell office:value-type="string" calcext:value-type="string">
            <text:p>2021-03-02 2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524" calcext:value-type="float">
            <text:p>60.97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25119232401</text:p>
          </table:table-cell>
          <table:table-cell office:value-type="string" calcext:value-type="string">
            <text:p>2020-11-24 22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1288" calcext:value-type="float">
            <text:p>62.12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25119232401</text:p>
          </table:table-cell>
          <table:table-cell office:value-type="string" calcext:value-type="string">
            <text:p>2020-03-05 2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8272" calcext:value-type="float">
            <text:p>60.08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25119232401</text:p>
          </table:table-cell>
          <table:table-cell office:value-type="string" calcext:value-type="string">
            <text:p>2019-12-16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1544" calcext:value-type="float">
            <text:p>61.12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25119232401</text:p>
          </table:table-cell>
          <table:table-cell office:value-type="string" calcext:value-type="string">
            <text:p>2019-03-22 20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1848" calcext:value-type="float">
            <text:p>58.98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25119232401</text:p>
          </table:table-cell>
          <table:table-cell office:value-type="string" calcext:value-type="string">
            <text:p>2018-11-15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4408" calcext:value-type="float">
            <text:p>60.41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25119232401</text:p>
          </table:table-cell>
          <table:table-cell office:value-type="string" calcext:value-type="string">
            <text:p>2018-03-12 22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9264" calcext:value-type="float">
            <text:p>58.11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25119232401</text:p>
          </table:table-cell>
          <table:table-cell office:value-type="string" calcext:value-type="string">
            <text:p>2017-11-13 22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8736" calcext:value-type="float">
            <text:p>59.22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25119232401</text:p>
          </table:table-cell>
          <table:table-cell office:value-type="string" calcext:value-type="string">
            <text:p>2017-03-20 19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1632" calcext:value-type="float">
            <text:p>56.49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25119232401</text:p>
          </table:table-cell>
          <table:table-cell office:value-type="string" calcext:value-type="string">
            <text:p>2016-11-10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9224" calcext:value-type="float">
            <text:p>57.79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25119232401</text:p>
          </table:table-cell>
          <table:table-cell office:value-type="string" calcext:value-type="string">
            <text:p>2016-03-15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2664" calcext:value-type="float">
            <text:p>54.84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25119232401</text:p>
          </table:table-cell>
          <table:table-cell office:value-type="string" calcext:value-type="string">
            <text:p>2015-11-10 19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3576" calcext:value-type="float">
            <text:p>56.04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25119232401</text:p>
          </table:table-cell>
          <table:table-cell office:value-type="string" calcext:value-type="string">
            <text:p>2015-04-01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6304" calcext:value-type="float">
            <text:p>53.48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25119232401</text:p>
          </table:table-cell>
          <table:table-cell office:value-type="string" calcext:value-type="string">
            <text:p>2014-02-27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8856" calcext:value-type="float">
            <text:p>52.56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25119232401</text:p>
          </table:table-cell>
          <table:table-cell office:value-type="string" calcext:value-type="string">
            <text:p>2013-11-14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1064" calcext:value-type="float">
            <text:p>53.47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25119232401</text:p>
          </table:table-cell>
          <table:table-cell office:value-type="string" calcext:value-type="string">
            <text:p>2013-03-13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7776" calcext:value-type="float">
            <text:p>51.54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25119232401</text:p>
          </table:table-cell>
          <table:table-cell office:value-type="string" calcext:value-type="string">
            <text:p>2012-11-20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8648" calcext:value-type="float">
            <text:p>52.42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25119232401</text:p>
          </table:table-cell>
          <table:table-cell office:value-type="string" calcext:value-type="string">
            <text:p>2012-03-13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9144" calcext:value-type="float">
            <text:p>49.53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25119232401</text:p>
          </table:table-cell>
          <table:table-cell office:value-type="string" calcext:value-type="string">
            <text:p>2011-11-28 19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25119232401</text:p>
          </table:table-cell>
          <table:table-cell office:value-type="string" calcext:value-type="string">
            <text:p>2011-03-15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0992" calcext:value-type="float">
            <text:p>47.56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25119232401</text:p>
          </table:table-cell>
          <table:table-cell office:value-type="string" calcext:value-type="string">
            <text:p>2010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2128" calcext:value-type="float">
            <text:p>42.1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25119232401</text:p>
          </table:table-cell>
          <table:table-cell office:value-type="string" calcext:value-type="string">
            <text:p>2006-11-15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25119232401</text:p>
          </table:table-cell>
          <table:table-cell office:value-type="string" calcext:value-type="string">
            <text:p>2006-03-21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25119232401</text:p>
          </table:table-cell>
          <table:table-cell office:value-type="string" calcext:value-type="string">
            <text:p>2005-11-02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25119232401</text:p>
          </table:table-cell>
          <table:table-cell office:value-type="string" calcext:value-type="string">
            <text:p>2005-02-23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1832" calcext:value-type="float">
            <text:p>35.23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25119232401</text:p>
          </table:table-cell>
          <table:table-cell office:value-type="string" calcext:value-type="string">
            <text:p>2004-11-16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9744" calcext:value-type="float">
            <text:p>35.28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25119232401</text:p>
          </table:table-cell>
          <table:table-cell office:value-type="string" calcext:value-type="string">
            <text:p>2004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0896" calcext:value-type="float">
            <text:p>34.60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25119232401</text:p>
          </table:table-cell>
          <table:table-cell office:value-type="string" calcext:value-type="string">
            <text:p>1991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6" meta:object-count="0"/>
    <meta:user-defined meta:name="AppVersion">3.0</meta:user-defined>
  </office:meta>
</office:document-meta>
</file>